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ARTYRDOM OF JOHN (14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ARTYRDOM OF JOHN (14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ohn is mistreated by Herod Antipas (14:3-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ohn is mistreated by Herod Antipas (14:3-8).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ersecution (14:3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erformance (14: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romise (14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plot (14:8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MARTYRDOM OF JOHN (14:1-12)<text:s text:c="1"/></text:span><text:span text:style-name="a473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John is mistreated by Herod Antipas (14:3-8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John is murdered by Herod Antipas (14:9-12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Jesus is misunderstood by Herod Antipas (14:1-2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MATTHEW 14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THE MARTYRDOM OF JOHN (14:1-12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THE MIRACLES OF JESUS (14:13-36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-title-Title-Slide" presentation:presentation-page-layout-name="Master1-PPL1" draw:id="Slide-261">
        <draw:frame draw:id="id93" presentation:style-name="a508" draw:name="Title 1" svg:x="1.38in" svg:y="0.83in" svg:width="10.3in" svg:height="4.42in" presentation:class="title" presentation:placeholder="false">
          <draw:text-box>
            <text:p text:style-name="a507" text:class-names="" text:cond-style-name=""><text:span text:style-name="a505" text:class-names="">THE MIRACLES OF JESUS (14:13-36)<text:s text:c="1"/></text:span><text:span text:style-name="a506" text:class-names=""/></text:p>
          </draw:text-box>
          <svg:title/>
          <svg:desc/>
        </draw:frame>
        <draw:frame draw:id="id94" presentation:style-name="a513" draw:name="Subtitle 2" svg:x="1.38in" svg:y="5.25in" svg:width="10.3in" svg:height="1.85in" presentation:class="subtitle" presentation:placeholder="false">
          <draw:text-box>
            <text:p text:style-name="a510" text:class-names="" text:cond-style-name=""><text:span text:style-name="a509" text:class-names=""><text:s text:c="1"/>He feeds the 5,000 (14:13-21):<text:s text:c="1"/></text:span></text:p>
            <text:p text:style-name="a512" text:class-names="" text:cond-style-name=""><text:span text:style-name="a511" text:class-names=""/></text:p>
          </draw:text-box>
          <svg:title/>
          <svg:desc/>
        </draw:frame>
      </draw:page>
      <draw:page draw:name="Slide7" draw:style-name="a514" draw:master-page-name="Master1-Layout12-tx-Title-and-Text" presentation:presentation-page-layout-name="Master1-PPL12" draw:id="Slide-262">
        <draw:frame draw:id="id95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He feeds the 5,000 (14:13-21):<text:s text:c="1"/></text:span><text:span text:style-name="a516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He heals the hurting (14:13-14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e feeds the hungry (14:15-21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He feeds the hungry (14:15-21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 scarcity of food (14:15-17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surplus of food (14:18-21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He feeds the 5,000 (14:13-21):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He heals the hurting (14:13-1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feeds the hungry (14:15-21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MIRACLES OF JESUS (14:13-36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He feeds the 5,000 (14:13-2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e walks on water (14:22-36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-title-Title-Slide" presentation:presentation-page-layout-name="Master1-PPL1" draw:id="Slide-266">
        <draw:frame draw:id="id103" presentation:style-name="a578" draw:name="Title 1" svg:x="1.38in" svg:y="0.83in" svg:width="10.3in" svg:height="4.42in" presentation:class="title" presentation:placeholder="false">
          <draw:text-box>
            <text:p text:style-name="a577" text:class-names="" text:cond-style-name=""><text:span text:style-name="a575" text:class-names=""><text:s text:c="1"/>He walks on water (14:22-36).<text:s text:c="1"/></text:span><text:span text:style-name="a576" text:class-names=""/></text:p>
          </draw:text-box>
          <svg:title/>
          <svg:desc/>
        </draw:frame>
        <draw:frame draw:id="id104" presentation:style-name="a583" draw:name="Subtitle 2" svg:x="1.38in" svg:y="5.25in" svg:width="10.3in" svg:height="1.85in" presentation:class="subtitle" presentation:placeholder="false">
          <draw:text-box>
            <text:p text:style-name="a580" text:class-names="" text:cond-style-name=""><text:span text:style-name="a579" text:class-names=""><text:s text:c="1"/>Events preceding his walk (14:22-24)<text:s text:c="1"/></text:span></text:p>
            <text:p text:style-name="a582" text:class-names="" text:cond-style-name=""><text:span text:style-name="a581" text:class-names=""/></text:p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<text:s text:c="1"/>Events preceding his walk (14:22-24)<text:s text:c="1"/></text:span><text:span text:style-name="a586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command (14:22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communion (14:23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risis (14:2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He walks on water (14:22-36).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Events preceding his walk (14:22-24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Events during his walk (14:25-33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Events during his walk (14:25-33)<text:s text:c="1"/></text:span><text:span text:style-name="a619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approach (14:25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alarm (14:26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assurance (14:27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attempt (14:28-31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awe (14:32-3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He walks on water (14:22-36).<text:s text:c="1"/></text:span><text:span text:style-name="a643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Events preceding his walk (14:22-24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Events during his walk (14:25-33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Events following his walk (14:34-36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THE MIRACLES OF JESUS (14:13-36)<text:s text:c="1"/></text:span><text:span text:style-name="a661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He feeds the 5,000 (14:13-21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He walks on water (14:22-36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MATTHEW 14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THE MARTYRDOM OF JOHN (14:1-1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THE MIRACLES OF JESUS (14:13-36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4</dc:title>
    <meta:initial-creator>David STRICKLAND</meta:initial-creator>
    <dc:creator>David STRICKLAND</dc:creator>
    <meta:creation-date>2020-02-22T17:36:00Z</meta:creation-date>
    <dc:date>2020-02-22T17:36:00Z</dc:date>
    <meta:template xlink:href="BibleStudy" xlink:type="simple"/>
    <meta:editing-cycles>1</meta:editing-cycles>
    <meta:editing-duration>PT0S</meta:editing-duration>
    <meta:document-statistic meta:paragraph-count="55" meta:word-count="398"/>
  </office:meta>
</office:document-meta>
</file>